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26.53mm"/>
    </style:style>
    <style:style style:name="co4" style:family="table-column">
      <style:table-column-properties fo:break-before="auto" style:column-width="60.25mm"/>
    </style:style>
    <style:style style:name="co6" style:family="table-column">
      <style:table-column-properties fo:break-before="auto" style:column-width="34.5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4mm"/>
    </style:style>
    <style:style style:name="co9" style:family="table-column">
      <style:table-column-properties fo:break-before="auto" style:column-width="45.88mm"/>
    </style:style>
    <style:style style:name="co10" style:family="table-column">
      <style:table-column-properties fo:break-before="auto" style:column-width="55.02mm"/>
    </style:style>
    <style:style style:name="co11" style:family="table-column">
      <style:table-column-properties fo:break-before="auto" style:column-width="78.23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value-type" style:repeat-content="false"/>
      <style:paragraph-properties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2">
          <table:table-cell table:style-name="ce1" office:value-type="string" calcext:value-type="string">
            <text:p>Проба</text:p>
          </table:table-cell>
          <table:table-cell table:style-name="ce1" office:value-type="string" calcext:value-type="string">
            <text:p>Контаминант</text:p>
          </table:table-cell>
          <table:table-cell table:style-name="ce1" office:value-type="string" calcext:value-type="string">
            <text:p>Концентрация контаминанта [%]</text:p>
          </table:table-cell>
          <table:table-cell table:style-name="ce1" office:value-type="string" calcext:value-type="string">
            <text:p>Марка Молока</text:p>
          </table:table-cell>
          <table:table-cell table:style-name="ce1" office:value-type="string" calcext:value-type="string">
            <text:p>Жирность[%]</text:p>
          </table:table-cell>
          <table:table-cell table:style-name="ce1" office:value-type="string" calcext:value-type="string">
            <text:p>Белок [г]</text:p>
          </table:table-cell>
          <table:table-cell table:style-name="ce1" office:value-type="string" calcext:value-type="string">
            <text:p>Углеводы[г]</text:p>
          </table:table-cell>
          <table:table-cell table:style-name="ce1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1" office:value-type="string" calcext:value-type="string">
            <text:p>Дата выпуска</text:p>
          </table:table-cell>
          <table:table-cell table:style-name="ce1" office:value-type="string" calcext:value-type="string">
            <text:p>Годен до</text:p>
          </table:table-cell>
          <table:table-cell table:style-name="ce1" office:value-type="string" calcext:value-type="string">
            <text:p>Комментарий</text:p>
          </table:table-cell>
        </table:table-row>
        <table:table-row table:style-name="ro4">
          <table:table-cell table:style-name="ce2" office:value-type="string" calcext:value-type="string">
            <text:p><text:s text:c="46"/>1b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string" calcext:value-type="string">
            <text:p>0.9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string" calcext:value-type="string">
            <text:p>0.9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float" office:value="1.78" calcext:value-type="float">
            <text:p>1,78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float" office:value="3.56" calcext:value-type="float">
            <text:p>3,56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float" office:value="7.125" calcext:value-type="float">
            <text:p>7,13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float" office:value="14.25" calcext:value-type="float">
            <text:p>14,25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string" calcext:value-type="string">
            <text:p>28.5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3" office:value-type="string" calcext:value-type="string">
            <text:p><text:s text:c="46"/>2b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string" calcext:value-type="string">
            <text:p>0.9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string" calcext:value-type="string">
            <text:p>0.9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float" office:value="1.78" calcext:value-type="float">
            <text:p>1,78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float" office:value="3.56" calcext:value-type="float">
            <text:p>3,56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float" office:value="7.125" calcext:value-type="float">
            <text:p>7,13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float" office:value="14.25" calcext:value-type="float">
            <text:p>14,25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string" calcext:value-type="string">
            <text:p>28.5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string" calcext:value-type="string">
            <text:p><text:s text:c="46"/>3b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string" calcext:value-type="string">
            <text:p>0.9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string" calcext:value-type="string">
            <text:p>0.9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float" office:value="1.78" calcext:value-type="float">
            <text:p>1,78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float" office:value="3.56" calcext:value-type="float">
            <text:p>3,56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float" office:value="7.125" calcext:value-type="float">
            <text:p>7,13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float" office:value="14.25" calcext:value-type="float">
            <text:p>14,25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string" calcext:value-type="string">
            <text:p>28.5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string" calcext:value-type="string">
            <text:p><text:s text:c="46"/>4b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string" calcext:value-type="string">
            <text:p>0.9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string" calcext:value-type="string">
            <text:p>0.9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float" office:value="1.78" calcext:value-type="float">
            <text:p>1,78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float" office:value="3.56" calcext:value-type="float">
            <text:p>3,56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float" office:value="7.125" calcext:value-type="float">
            <text:p>7,13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float" office:value="14.25" calcext:value-type="float">
            <text:p>14,25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Сухое молоко</text:p>
          </table:table-cell>
          <table:table-cell table:style-name="ce5" office:value-type="string" calcext:value-type="string">
            <text:p>28.5</text:p>
          </table:table-cell>
          <table:table-cell table:style-name="ce1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4.7</text:p>
          </table:table-cell>
          <table:table-cell table:style-name="ce6" office:value-type="string" calcext:value-type="string">
            <text:p>27-29.07.18</text:p>
          </table:table-cell>
          <table:table-cell table:style-name="ce1" office:value-type="string" calcext:value-type="string">
            <text:p>10 дней</text:p>
          </table:table-cell>
          <table:table-cell table:style-name="ce6" office:value-type="string" calcext:value-type="string">
            <text:p>Примерно 23.07.18 – 02.08.18</text:p>
          </table:table-cell>
          <table:table-cell table:style-name="ce6" office:value-type="string" calcext:value-type="string">
            <text:p>Примерно 02.08.18</text:p>
          </table:table-cell>
          <table:table-cell table:style-name="ce1" office:value-type="string" calcext:value-type="string">
            <text:p>Пробы прозрачны, но некоторые желтоваты. Это из-за того что С.М. плохо растворима. Следующий раз возьму меньшую начальную концентрацию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.00.0000</text:date>, <text:time style:data-style-name="N2" text:time-value="16:47:26.3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45S</meta:editing-duration>
    <meta:editing-cycles>6</meta:editing-cycles>
    <meta:generator>LibreOffice/5.2.7.2$Windows_x86 LibreOffice_project/2b7f1e640c46ceb28adf43ee075a6e8b8439ed10</meta:generator>
    <dc:date>2018-08-02T16:47:58.345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